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text-align="center" style:justify-single-word="false" fo:text-indent="0in" style:auto-text-indent="false" style:writing-mode="lr-tb"/>
      <style:text-properties officeooo:paragraph-rsid="00186d0a"/>
    </style:style>
    <style:style style:name="P2" style:family="paragraph" style:parent-style-name="List_20_Paragraph" style:list-style-name="WWNum8">
      <style:paragraph-properties fo:margin-left="0in" fo:margin-right="0in" fo:margin-top="0in" fo:margin-bottom="0in" loext:contextual-spacing="true" fo:line-height="100%" fo:text-indent="-0.0075in" style:auto-text-indent="false">
        <style:tab-stops>
          <style:tab-stop style:position="0.1972in"/>
        </style:tab-stops>
      </style:paragraph-properties>
      <style:text-properties officeooo:paragraph-rsid="00186d0a"/>
    </style:style>
    <style:style style:name="P3" style:family="paragraph" style:parent-style-name="List_20_Paragraph" style:list-style-name="WWNum5">
      <style:paragraph-properties fo:margin-left="0in" fo:margin-right="0in" fo:margin-top="0in" fo:margin-bottom="0in" loext:contextual-spacing="true" fo:line-height="100%" fo:text-indent="-0.0075in" style:auto-text-indent="false">
        <style:tab-stops>
          <style:tab-stop style:position="0.1972in"/>
        </style:tab-stops>
      </style:paragraph-properties>
      <style:text-properties officeooo:paragraph-rsid="001c9ac9"/>
    </style:style>
    <style:style style:name="P4" style:family="paragraph" style:parent-style-name="List_20_Paragraph" style:list-style-name="WWNum8">
      <style:paragraph-properties fo:margin-left="0in" fo:margin-right="0in" fo:margin-top="0in" fo:margin-bottom="0in" loext:contextual-spacing="true" fo:line-height="100%" fo:text-align="start" style:justify-single-word="false" fo:text-indent="-0.0075in" style:auto-text-indent="false" style:writing-mode="lr-tb">
        <style:tab-stops>
          <style:tab-stop style:position="0.1972in"/>
        </style:tab-stops>
      </style:paragraph-properties>
      <style:text-properties officeooo:paragraph-rsid="00186d0a"/>
    </style:style>
    <style:style style:name="P5" style:family="paragraph" style:parent-style-name="List_20_Paragraph" style:list-style-name="WWNum16">
      <style:paragraph-properties fo:margin-top="0in" fo:margin-bottom="0in" loext:contextual-spacing="true" fo:line-height="100%"/>
      <style:text-properties officeooo:paragraph-rsid="001d1d32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indent="0.3752in" style:auto-text-indent="false"/>
      <style:text-properties style:font-name="Times New Roman" fo:font-size="12pt" officeooo:paragraph-rsid="001d1d32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3752in" style:auto-text-indent="false" style:writing-mode="lr-tb"/>
      <style:text-properties officeooo:paragraph-rsid="00195286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.1972in"/>
        </style:tab-stops>
      </style:paragraph-properties>
      <style:text-properties officeooo:paragraph-rsid="00186d0a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0186d0a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officeooo:paragraph-rsid="00186d0a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officeooo:paragraph-rsid="00186d0a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fo:font-size="14pt" officeooo:paragraph-rsid="00186d0a" style:font-size-asian="14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fo:font-size="12pt" fo:font-weight="bold" officeooo:paragraph-rsid="00186d0a" style:font-size-asian="12pt" style:language-asian="ru" style:country-asian="RU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style:font-name="Times New Roman" fo:font-size="12pt" fo:font-weight="bold" officeooo:paragraph-rsid="00186d0a" style:font-size-asian="12pt" style:language-asian="ru" style:country-asian="RU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2pt" fo:font-weight="bold" officeooo:paragraph-rsid="00186d0a" style:font-size-asian="12pt" style:language-asian="ru" style:country-asian="RU" style:font-weight-asian="bold" style:font-name-complex="Times New Roman1" style:font-size-complex="12pt" style:font-style-complex="italic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style:font-name="Times New Roman" fo:font-size="12pt" officeooo:paragraph-rsid="00186d0a" style:font-size-asian="12pt" style:language-asian="ru" style:country-asian="RU" style:font-name-complex="Times New Roman1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2pt" officeooo:paragraph-rsid="001c9ac9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.1972in"/>
        </style:tab-stops>
      </style:paragraph-properties>
      <style:text-properties style:font-name="Times New Roman" fo:font-size="14pt" fo:font-weight="bold" officeooo:paragraph-rsid="00186d0a" style:font-size-asian="14pt" style:language-asian="ru" style:country-asian="RU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style:font-name="Times New Roman" fo:font-size="10pt" fo:font-weight="normal" officeooo:paragraph-rsid="00186d0a" style:font-size-asian="10pt" style:language-asian="ru" style:country-asian="RU" style:font-weight-asian="normal" style:font-name-complex="Times New Roman1" style:font-size-complex="10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style:font-name="Times New Roman" fo:font-size="10.5pt" fo:font-weight="normal" officeooo:paragraph-rsid="00186d0a" style:font-size-asian="10.5pt" style:language-asian="ru" style:country-asian="RU" style:font-weight-asian="normal" style:font-name-complex="Times New Roman1" style:font-size-complex="10.5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officeooo:paragraph-rsid="00186d0a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paragraph-rsid="001c9ac9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officeooo:paragraph-rsid="001d1d32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c9ac9" style:font-size-asian="12pt" style:font-size-complex="12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d1d32" style:font-size-asian="12pt" style:language-asian="ru" style:country-asian="RU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d1d32" style:font-size-asian="12pt" style:language-asian="ru" style:country-asian="RU" style:font-size-complex="12pt" text:display="none"/>
    </style:style>
    <style:style style:name="P27" style:family="paragraph" style:parent-style-name="Standard" style:master-page-name="Standard">
      <style:paragraph-properties fo:margin-top="0in" fo:margin-bottom="0in" loext:contextual-spacing="false" fo:line-height="100%" fo:text-align="start" style:justify-single-word="false" style:page-number="auto" style:writing-mode="lr-tb">
        <style:tab-stops>
          <style:tab-stop style:position="0.1972in"/>
        </style:tab-stops>
      </style:paragraph-properties>
      <style:text-properties style:font-name="Times New Roman" fo:font-size="14pt" fo:font-weight="bold" officeooo:paragraph-rsid="00186d0a" style:font-size-asian="14pt" style:language-asian="ru" style:country-asian="RU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center" style:justify-single-word="false" style:writing-mode="lr-tb"/>
      <style:text-properties officeooo:paragraph-rsid="00186d0a"/>
    </style:style>
    <style:style style:name="P29" style:family="paragraph" style:parent-style-name="Standard">
      <style:paragraph-properties fo:text-align="center" style:justify-single-word="false" style:writing-mode="lr-tb"/>
      <style:text-properties fo:font-size="12pt" officeooo:paragraph-rsid="00186d0a" style:font-size-asian="12pt"/>
    </style:style>
    <style:style style:name="P30" style:family="paragraph" style:parent-style-name="Standard">
      <style:paragraph-properties fo:text-align="start" style:justify-single-word="false" style:writing-mode="lr-tb">
        <style:tab-stops>
          <style:tab-stop style:position="2.6252in"/>
        </style:tab-stops>
      </style:paragraph-properties>
      <style:text-properties officeooo:paragraph-rsid="00186d0a"/>
    </style:style>
    <style:style style:name="P31" style:family="paragraph" style:parent-style-name="Standard">
      <style:paragraph-properties fo:text-align="start" style:justify-single-word="false" style:writing-mode="lr-tb">
        <style:tab-stops>
          <style:tab-stop style:position="4.3311in"/>
        </style:tab-stops>
      </style:paragraph-properties>
      <style:text-properties officeooo:paragraph-rsid="00186d0a"/>
    </style:style>
    <style:style style:name="P32" style:family="paragraph" style:parent-style-name="Standard">
      <style:paragraph-properties fo:text-align="start" style:justify-single-word="false" style:writing-mode="lr-tb"/>
      <style:text-properties officeooo:paragraph-rsid="00186d0a"/>
    </style:style>
    <style:style style:name="P33" style:family="paragraph" style:parent-style-name="Standard">
      <style:paragraph-properties fo:text-align="center" style:justify-single-word="false" style:writing-mode="lr-tb"/>
      <style:text-properties fo:font-size="14pt" officeooo:paragraph-rsid="00186d0a" style:font-size-asian="14pt" style:font-size-complex="14pt"/>
    </style:style>
    <style:style style:name="P34" style:family="paragraph" style:parent-style-name="Standard">
      <style:paragraph-properties fo:text-align="start" style:justify-single-word="false" style:writing-mode="lr-tb"/>
      <style:text-properties fo:font-size="14pt" officeooo:paragraph-rsid="00186d0a" style:font-size-asian="14pt" style:font-size-complex="12pt"/>
    </style:style>
    <style:style style:name="P35" style:family="paragraph" style:parent-style-name="Standard">
      <style:paragraph-properties fo:text-align="start" style:justify-single-word="false" style:writing-mode="lr-tb"/>
      <style:text-properties fo:font-style="italic" fo:font-weight="bold" officeooo:paragraph-rsid="00186d0a" style:font-style-asian="italic" style:font-weight-asian="bold"/>
    </style:style>
    <style:style style:name="P36" style:family="paragraph" style:parent-style-name="Standard">
      <style:paragraph-properties fo:margin-left="0in" fo:margin-right="-0.4917in" fo:text-align="center" style:justify-single-word="false" fo:text-indent="0in" style:auto-text-indent="false" style:writing-mode="lr-tb"/>
      <style:text-properties officeooo:paragraph-rsid="00186d0a"/>
    </style:style>
    <style:style style:name="P37" style:family="paragraph" style:parent-style-name="Standard" style:list-style-name="WWNum3">
      <style:paragraph-properties fo:margin-left="0.4957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paragraph-rsid="00186d0a"/>
    </style:style>
    <style:style style:name="P38" style:family="paragraph" style:parent-style-name="Standard" style:list-style-name="WWNum21">
      <style:paragraph-properties fo:margin-left="0.4957in" fo:margin-right="0in" fo:margin-top="0in" fo:margin-bottom="0in" loext:contextual-spacing="false" fo:line-height="100%" fo:text-indent="-0.248in" style:auto-text-indent="false"/>
      <style:text-properties officeooo:paragraph-rsid="00186d0a"/>
    </style:style>
    <style:style style:name="P39" style:family="paragraph" style:parent-style-name="Standard" style:list-style-name="WWNum21">
      <style:paragraph-properties fo:margin-left="0.4957in" fo:margin-right="0in" fo:margin-top="0in" fo:margin-bottom="0in" loext:contextual-spacing="false" fo:line-height="100%" fo:text-align="start" style:justify-single-word="false" fo:text-indent="-0.248in" style:auto-text-indent="false" style:writing-mode="lr-tb"/>
      <style:text-properties officeooo:paragraph-rsid="00186d0a"/>
    </style:style>
    <style:style style:name="P40" style:family="paragraph" style:parent-style-name="Standard" style:master-page-name="Converted1">
      <style:paragraph-properties fo:text-align="center" style:justify-single-word="false" style:page-number="auto" style:writing-mode="lr-tb"/>
      <style:text-properties officeooo:paragraph-rsid="00186d0a"/>
    </style:style>
    <style:style style:name="P41" style:family="paragraph" style:parent-style-name="Заголовок_20_11">
      <style:paragraph-properties fo:margin-left="0.9835in" fo:margin-right="0in" fo:text-align="start" style:justify-single-word="false" fo:text-indent="0.4917in" style:auto-text-indent="false" style:writing-mode="lr-tb"/>
      <style:text-properties officeooo:paragraph-rsid="001b19d7"/>
    </style:style>
    <style:style style:name="T1" style:family="text">
      <style:text-properties style:font-name="Times New Roman" fo:font-size="12pt" fo:font-weight="bold" style:font-size-asian="12pt" style:language-asian="ru" style:country-asian="RU" style:font-weight-asian="bold" style:font-size-complex="12pt" style:font-style-complex="italic"/>
    </style:style>
    <style:style style:name="T2" style:family="text">
      <style:text-properties style:font-name="Times New Roman" fo:font-size="12pt" fo:font-weight="bold" style:font-size-asian="12pt" style:language-asian="ru" style:country-asian="RU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bold" officeooo:rsid="001af9b8" style:font-size-asian="12pt" style:language-asian="ru" style:country-asian="RU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officeooo:rsid="00195286" style:font-size-asian="12pt" style:language-asian="ru" style:country-asian="RU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style:font-size-asian="12pt" style:language-asian="ru" style:country-asian="RU" style:font-weight-asian="bold" style:font-name-complex="Times New Roman1" style:font-size-complex="12pt" style:font-style-complex="italic"/>
    </style:style>
    <style:style style:name="T6" style:family="text">
      <style:text-properties style:font-name="Times New Roman" fo:font-size="12pt" fo:font-weight="bold" style:font-size-asian="12pt" style:language-asian="ru" style:country-asian="RU" style:font-weight-asian="bold" style:font-name-complex="Times New Roman1" style:font-size-complex="12pt" style:font-style-complex="italic" style:font-weight-complex="bold"/>
    </style:style>
    <style:style style:name="T7" style:family="text">
      <style:text-properties style:font-name="Times New Roman" fo:font-size="12pt" fo:font-weight="bold" style:font-size-asian="12pt" style:font-weight-asian="bold" style:font-size-complex="12pt"/>
    </style:style>
    <style:style style:name="T8" style:family="text">
      <style:text-properties style:font-name="Times New Roman" fo:font-size="12pt" fo:language="ru" fo:country="RU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style="italic" style:font-size-asian="12pt" style:language-asian="ru" style:country-asian="RU" style:font-style-asian="italic" style:font-name-complex="Times New Roman1" style:font-size-complex="12pt" style:font-style-complex="italic"/>
    </style:style>
    <style:style style:name="T10" style:family="text">
      <style:text-properties style:font-name="Times New Roman" fo:font-size="12pt" fo:font-style="italic" fo:font-weight="bold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T11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12" style:family="text">
      <style:text-properties style:font-name="Times New Roman" fo:font-size="12pt" style:font-size-asian="12pt" style:language-asian="ru" style:country-asian="RU" style:font-name-complex="Times New Roman1" style:font-size-complex="12pt" style:font-style-complex="italic"/>
    </style:style>
    <style:style style:name="T13" style:family="text">
      <style:text-properties style:font-name="Times New Roman" fo:font-size="12pt" style:font-size-asian="12pt" style:language-asian="ru" style:country-asian="RU" style:font-size-complex="12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weight="normal" style:font-size-asian="12pt" style:language-asian="ru" style:country-asian="RU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en" fo:country="US" style:font-size-asian="12pt" style:language-asian="ru" style:country-asian="RU" style:font-size-complex="12pt"/>
    </style:style>
    <style:style style:name="T17" style:family="text">
      <style:text-properties style:font-name="Times New Roman" fo:font-size="12pt" fo:language="en" fo:country="US" fo:font-weight="bold" style:font-size-asian="12pt" style:language-asian="ru" style:country-asian="RU" style:font-weight-asian="bold" style:font-name-complex="Times New Roman1" style:font-size-complex="12pt" style:font-style-complex="italic" style:font-weight-complex="bold"/>
    </style:style>
    <style:style style:name="T18" style:family="text">
      <style:text-properties fo:font-size="12pt" style:font-size-asian="12pt"/>
    </style:style>
    <style:style style:name="T19" style:family="text">
      <style:text-properties fo:language="ru" fo:country="RU"/>
    </style:style>
    <style:style style:name="T20" style:family="text">
      <style:text-properties fo:font-size="16pt" fo:font-weight="bold" style:font-size-asian="16pt" style:font-weight-asian="bold"/>
    </style:style>
    <style:style style:name="T21" style:family="text">
      <style:text-properties fo:font-size="16pt" style:font-size-asian="16pt"/>
    </style:style>
    <style:style style:name="T22" style:family="text">
      <style:text-properties fo:color="#ff0000" fo:font-size="16pt" fo:font-weight="bold" style:font-size-asian="16pt" style:font-weight-asian="bold"/>
    </style:style>
    <style:style style:name="T23" style:family="text">
      <style:text-properties fo:color="#ff0000" fo:font-size="16pt" fo:language="en" fo:country="US" fo:font-weight="bold" officeooo:rsid="001af9b8" style:font-size-asian="16pt" style:font-weight-asian="bold"/>
    </style:style>
    <style:style style:name="T24" style:family="text">
      <style:text-properties fo:color="#ff0000" fo:font-size="14pt" style:font-size-asian="14pt" style:font-size-complex="14pt"/>
    </style:style>
    <style:style style:name="T25" style:family="text">
      <style:text-properties fo:color="#ff0000" fo:font-size="14pt" style:font-size-asian="14pt"/>
    </style:style>
    <style:style style:name="T26" style:family="text">
      <style:text-properties fo:font-size="14pt" style:font-size-asian="14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language="ru" fo:country="RU" style:font-size-asian="14pt"/>
    </style:style>
    <style:style style:name="T29" style:family="text">
      <style:text-properties fo:font-size="14pt" fo:language="ru" fo:country="RU" fo:font-style="italic" style:font-size-asian="14pt" style:font-style-asian="italic"/>
    </style:style>
    <style:style style:name="T30" style:family="text">
      <style:text-properties fo:font-size="14pt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40"><text:span text:style-name="T18">МИНИСТЕРСТВО ОБРАЗОВАНИЯ И НАУКИ РЕСПУБЛИКИ БЕЛАРУСЬ</text:span></text:p>
      <text:p text:style-name="P28"><text:span text:style-name="T18">БЕЛОРУССКИЙ НАЦИОНАЛЬНЫЙ ТЕХНИЧЕСКИЙ УНИВЕРСИТЕТ</text:span></text:p>
      <text:h text:style-name="P1" text:outline-level="2"><text:span text:style-name="T19">Факультет информационных технологий и робототехники</text:span></text:h>
      <text:p text:style-name="P28"><text:span text:style-name="T18">­</text:span></text:p>
      <text:p text:style-name="P28"><text:span text:style-name="T18">Кафедра программного обеспечения информационных систем и технологий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8"><text:span text:style-name="T20">Отчет по лабораторной работе № </text:span><text:span text:style-name="T22">0</text:span><text:span text:style-name="T23">4</text:span></text:p>
      <text:p text:style-name="P32"/>
      <text:p text:style-name="P36"><text:span text:style-name="T26">по дисциплине: ”Базы данных”</text:span></text:p>
      <text:p text:style-name="P32"/>
      <text:h text:style-name="P41" text:outline-level="2"><text:span text:style-name="T28"><text:tab/><text:tab/><text:tab/>на тему: </text:span><text:span text:style-name="T29">”</text:span><text:span text:style-name="T8">Многотабличные запросы</text:span><text:span text:style-name="T29">”</text:span></text:h>
      <text:p text:style-name="P28"><text:span text:style-name="T27">Вариант </text:span><text:span text:style-name="T24">05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0"><text:span text:style-name="T26">Выполнил</text:span><text:span text:style-name="T30">:</text:span><text:span text:style-name="T26"><text:tab/>студент группы </text:span><text:span text:style-name="T25">10720119 <text:s text:c="6"/>Кислицин Д.А.</text:span></text:p>
      <text:p text:style-name="P32"/>
      <text:p text:style-name="P35"/>
      <text:p text:style-name="P31"><text:span text:style-name="T26">Приняла</text:span><text:span text:style-name="T30">:</text:span><text:span text:style-name="T26"><text:tab/><text:tab/><text:tab/>Воронич Л.В</text:span></text:p>
      <text:p text:style-name="P32"/>
      <text:p text:style-name="P32"/>
      <text:p text:style-name="P28"><text:span text:style-name="T26">Минск</text:span><text:span text:style-name="T21"> 2020</text:span></text:p>
      <text:p text:style-name="P12"/>
      <text:p text:style-name="P13"/>
      <text:p text:style-name="P13"/>
      <text:p text:style-name="P10"><text:soft-page-break/><text:span text:style-name="T2">Лабораторная работа № </text:span><text:span text:style-name="T4">5</text:span></text:p>
      <text:p text:style-name="P7"><text:span text:style-name="T2">Многотабличные запросы</text:span></text:p>
      <text:p text:style-name="P9"><text:span text:style-name="T9">Цель</text:span><text:span text:style-name="T2"> </text:span><text:span text:style-name="T9">работы</text:span><text:span text:style-name="T11">:</text:span></text:p>
      <text:p text:style-name="P11"><text:span text:style-name="T11">приобретение практических навыков по созданию  запросов на языке SQL.</text:span></text:p>
      <text:p text:style-name="P16"/>
      <text:p text:style-name="P18"/>
      <text:p text:style-name="P18"/>
      <text:p text:style-name="P21"><text:span text:style-name="T7">Вариант 5</text:span></text:p>
      <text:list xml:id="list4284524102" text:style-name="WWNum8">
        <text:list-item>
          <text:p text:style-name="P2"><text:span text:style-name="T14">Список водителей, выезжавших в рейс на прошлой неделе.</text:span></text:p>
        </text:list-item>
        <text:list-item>
          <text:p text:style-name="P2"><text:span text:style-name="T14">Список автомобилей марки «МАЗ».</text:span></text:p>
        </text:list-item>
        <text:list-item>
          <text:p text:style-name="P2"><text:span text:style-name="T14">Список автомобилей, выезжавших в рейс на автомобилях МАЗ, ВАЗ или <text:s/>ГАЗ.</text:span></text:p>
        </text:list-item>
        <text:list-item>
          <text:p text:style-name="P2"><text:span text:style-name="T14">Фамилию водителей, выезжавшего в рейс максимальной протяженности.</text:span></text:p>
        </text:list-item>
        <text:list-item>
          <text:p text:style-name="P4"><text:span text:style-name="T2">Список водителей, не выезжавших в рейс за последние 3 дня.</text:span></text:p>
        </text:list-item>
      </text:list>
      <text:p text:style-name="P14"/>
      <text:p text:style-name="P14"/>
      <text:p text:style-name="P11"><text:span text:style-name="T15"/></text:p>
      <text:p text:style-name="P20">select * from Report inner join Drivers on Report.driverId = Drivers.driverId where Drivers.driverSurname = "Syl"; # current surname </text:p>
      <text:p text:style-name="P20"/>
      <text:p text:style-name="P20">select * from Report inner join Drivers on Report.driverId = Drivers.driverId inner join Cars on Cars.carId = Report.carId inner join Models on Models.modelId = Cars.carNum where Report.dateOfExport between date_sub(now(),interval 1 year) and now();</text:p>
      <text:p text:style-name="P20"/>
      <text:p text:style-name="P20">select Models.modelName from Cars inner join Models on Models.modelId = Cars.carNum where Cars.releaseYear &lt; YEAR(CURDATE()) - 10;</text:p>
      <text:p text:style-name="P20"/>
      <text:p text:style-name="P20">select * from Report inner join Cars on Cars.carId = Report.carId inner join Models on Models.modelId = Cars.carNum where Report.dateOfExport between date_sub(now(),interval 1 year) and now() and Models.modelName = "Tesla Model X";</text:p>
      <text:p text:style-name="P20"/>
      <text:p text:style-name="P20"/>
      <text:p text:style-name="P20">select Drivers.driverSurname from Drivers GROUP BY Drivers.driverSurname HAVING ( COUNT(Drivers.driverSurname) &gt; 1 );</text:p>
      <text:p text:style-name="P20"/>
      <text:p text:style-name="P20">select Cars.carId from Cars inner join Report on Cars.carId = Report.carId where Report.dateOfExport between date_sub(now(),interval 1 year) and now();</text:p>
      <text:p text:style-name="P20"/>
      <text:p text:style-name="P20">select Cars.carId from Cars inner join Report on Cars.carId = Report.carId where (Report.dateOfExport between date_sub(now(),interval 1 year) and now()) group by Cars.carId having (count(Report.timeOfExport) &gt; 1);</text:p>
      <text:p text:style-name="P14"/>
      <text:p text:style-name="P14"/>
      <text:p text:style-name="P14"/>
      <text:p text:style-name="P14"/>
      <text:p text:style-name="P22"><text:span text:style-name="T7">Вариант 5</text:span></text:p>
      <text:p text:style-name="P22"><text:span text:style-name="T14">Используя операции соединения таблиц построить следующие запросы:</text:span></text:p>
      <text:p text:style-name="P24"/>
      <text:list xml:id="list536990293" text:style-name="WWNum5">
        <text:list-item>
          <text:p text:style-name="P3"><text:span text:style-name="T14">Составить полную информацию о поездках водителя с заданной фамилией.</text:span></text:p>
        </text:list-item>
        <text:list-item>
          <text:p text:style-name="P3"><text:span text:style-name="T14">Получить полную информацию о транспорте и водителях, задействованных в поездках на прошлой неделе.</text:span></text:p>
        </text:list-item>
        <text:list-item>
          <text:p text:style-name="P3"><text:span text:style-name="T14">Составить список марок автомобилей, эксплуатирующихся более 10 лет.</text:span></text:p>
        </text:list-item>
        <text:list-item>
          <text:p text:style-name="P3"><text:span text:style-name="T14">Составить список водителей, выезжавших на автомобиле заданной марки в прошлом месяце.</text:span></text:p>
        </text:list-item>
      </text:list>
      <text:p text:style-name="P24"><text:soft-page-break/></text:p>
      <text:p text:style-name="P22"><text:span text:style-name="T14">Используя операции UNION, EXCEPT, INTERSECT построить следующие запросы:</text:span></text:p>
      <text:p text:style-name="P22"><text:span text:style-name="T14"> </text:span></text:p>
      <text:p text:style-name="P22"><text:span text:style-name="T14">1. Найти однофамильцев среди водителей.</text:span></text:p>
      <text:p text:style-name="P22"><text:span text:style-name="T14">2. Составить список автомобилей, выезжавших в рейс с интервалом менее двух дней.</text:span></text:p>
      <text:p text:style-name="P22"><text:span text:style-name="T14">3. Составить список автомобилей одновременно выезжавших на прошлой неделе. </text:span></text:p>
      <text:p text:style-name="P17"><text:span text:style-name="T5"/></text:p>
      <text:list xml:id="list3717441051" text:style-name="WWNum3">
        <text:list-header>
          <text:p text:style-name="P37"><text:span text:style-name="T12"/></text:p>
        </text:list-header>
      </text:list>
      <text:p text:style-name="P23"><text:span text:style-name="T10">Контрольные вопросы.</text:span></text:p>
      <text:list xml:id="list4063620564" text:style-name="WWNum16">
        <text:list-item>
          <text:p text:style-name="P5"><text:span text:style-name="T13">Как реализуется натуральное соединение на языке SQL? </text:span></text:p>
        </text:list-item>
        <text:list-item>
          <text:p text:style-name="P5"><text:span text:style-name="T13">В чем отличие INNER JOIN и FULL JOIN. Привести примеры</text:span></text:p>
        </text:list-item>
        <text:list-item>
          <text:p text:style-name="P5"><text:span text:style-name="T13">В чем отличие </text:span><text:span text:style-name="T16">LEFTJOIN</text:span><text:span text:style-name="T13">и </text:span><text:span text:style-name="T16">JOIN</text:span><text:span text:style-name="T13">?</text:span></text:p>
        </text:list-item>
        <text:list-item>
          <text:p text:style-name="P5"><text:span text:style-name="T13">Как выполнить соединение трех таблиц?</text:span></text:p>
        </text:list-item>
        <text:list-item>
          <text:p text:style-name="P5"><text:span text:style-name="T13">Для каких таблиц можно использовать операции UNION, EXCEPT, INTERSECT?</text:span></text:p>
        </text:list-item>
      </text:list>
      <text:p text:style-name="P25"/>
      <text:p text:style-name="P26"/>
      <text:p text:style-name="P6"><text:span text:style-name="T1"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.4925in" style:auto-text-indent="false" fo:keep-with-next="always"/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italic" style:font-weight-complex="bold"/>
    </style:style>
    <style:style style:name="Заголовок_20_11" style:display-name="Заголовок 11" style:family="paragraph" style:parent-style-name="Standard" style:default-outline-level="2" style:list-style-name="">
      <style:paragraph-properties fo:margin-left="0.4736in" fo:margin-right="0.0484in" fo:margin-top="0in" fo:margin-bottom="0in" loext:contextual-spacing="false" fo:line-height="100%" fo:orphans="0" fo:widows="0" fo:text-indent="0in" style:auto-text-indent="false"/>
      <style:text-properties style:font-name="Times New Roman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3" style:display-name="ListLabel 3" style:family="text">
      <style:text-properties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25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25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25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2:16:49.457656514</meta:creation-date>
    <meta:generator>LibreOffice/6.4.6.2$Linux_X86_64 LibreOffice_project/40$Build-2</meta:generator>
    <dc:date>2021-04-05T12:19:11.095477652</dc:date>
    <meta:editing-duration>PT2M19S</meta:editing-duration>
    <meta:editing-cycles>8</meta:editing-cycles>
    <meta:document-statistic meta:table-count="0" meta:image-count="0" meta:object-count="0" meta:page-count="4" meta:paragraph-count="46" meta:word-count="403" meta:character-count="2999" meta:non-whitespace-character-count="2638"/>
  </office:meta>
</office:document-meta>
</file>